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47b0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817ebf" officeooo:paragraph-rsid="00817eb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817eb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c1f01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70afe6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90e9e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809ffa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73f712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cea2b" officeooo:paragraph-rsid="00817eb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913f" officeooo:paragraph-rsid="00817eb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913f" officeooo:paragraph-rsid="0087a14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afe6" officeooo:paragraph-rsid="0070afe6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13b3" officeooo:paragraph-rsid="007013b3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8ff1" officeooo:paragraph-rsid="00658ff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8ff1" officeooo:paragraph-rsid="0070afe6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981cb" officeooo:paragraph-rsid="006981cb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8d776" officeooo:paragraph-rsid="0078d776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5c6f4c" officeooo:paragraph-rsid="005c6f4c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81a7f" officeooo:paragraph-rsid="00681a7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cea2b" officeooo:paragraph-rsid="00817ebf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e913f" officeooo:paragraph-rsid="00817ebf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db3f" officeooo:paragraph-rsid="00762d0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7cea2b" officeooo:paragraph-rsid="00817ebf"/>
    </style:style>
    <style:style style:name="P27" style:family="paragraph" style:parent-style-name="Standard" style:list-style-name="L3">
      <style:text-properties officeooo:paragraph-rsid="007db4fc"/>
    </style:style>
    <style:style style:name="P28" style:family="paragraph" style:parent-style-name="Standard" style:list-style-name="L3">
      <style:text-properties fo:color="#c9211e" loext:opacity="100%" style:text-line-through-style="none" style:text-line-through-type="none" style:font-name="DejaVu Sans Condensed" fo:font-size="12pt" fo:font-weight="bold" officeooo:rsid="006bb18b" officeooo:paragraph-rsid="006bb18b" style:font-size-asian="12pt" style:font-weight-asian="bold" style:font-size-complex="12pt" style:font-weight-complex="bold"/>
    </style:style>
    <style:style style:name="P29" style:family="paragraph" style:parent-style-name="Standard" style:list-style-name="L3">
      <style:text-properties fo:color="#000000" loext:opacity="100%" style:text-line-through-style="none" style:text-line-through-type="none" style:font-name="DejaVu Sans Condensed" fo:font-size="12pt" fo:font-weight="normal" officeooo:rsid="007db4fc" officeooo:paragraph-rsid="007db4fc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5c1f01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ebbdc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6329e9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0afe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31be0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90e9e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5f1c5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62d0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d06d2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7d70e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7db4fc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46340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4872c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7cea2b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c1f01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62c2e9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68af6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81a7f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68ccfa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6329e9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70afe6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6ebbdc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75f1c5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762d07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7d70ed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7db4fc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46340e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7f8143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73f712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490e9e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5bf3c0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809ffa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7e913f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839f06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848a1e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officeooo:rsid="005c1f01" style:font-size-asian="12pt" style:font-size-complex="12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70afe6" style:font-weight-asian="bold" style:font-weight-complex="bold"/>
    </style:style>
    <style:style style:name="T45" style:family="text">
      <style:text-properties fo:font-weight="bold" officeooo:rsid="006ebbdc" style:font-weight-asian="bold" style:font-weight-complex="bold"/>
    </style:style>
    <style:style style:name="T46" style:family="text">
      <style:text-properties fo:font-weight="bold" officeooo:rsid="00762d07" style:font-weight-asian="bold" style:font-weight-complex="bold"/>
    </style:style>
    <style:style style:name="T47" style:family="text">
      <style:text-properties fo:font-weight="bold" officeooo:rsid="005c1f01" style:font-weight-asian="bold" style:font-weight-complex="bold"/>
    </style:style>
    <style:style style:name="T48" style:family="text">
      <style:text-properties officeooo:rsid="006ebbdc"/>
    </style:style>
    <style:style style:name="T49" style:family="text">
      <style:text-properties officeooo:rsid="0070afe6"/>
    </style:style>
    <style:style style:name="T50" style:family="text">
      <style:text-properties officeooo:rsid="00762d07"/>
    </style:style>
    <style:style style:name="T51" style:family="text">
      <style:text-properties officeooo:rsid="0077b5e3"/>
    </style:style>
    <style:style style:name="T52" style:family="text">
      <style:text-properties officeooo:rsid="00817ebf"/>
    </style:style>
    <style:style style:name="T53" style:family="text">
      <style:text-properties officeooo:rsid="00848a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202</text:span><text:span text:style-name="T7"> - </text:span><text:span text:style-name="T14">Ground</text:span><text:span text:style-name="T8"> - </text:span><text:span text:style-name="T9">Pre</text:span><text:span text:style-name="T8">f</text:span><text:span text:style-name="T2">ight,</text:span><text:span text:style-name="T10"> </text:span><text:span text:style-name="T11">Performance Limits</text:span></text:p>
      <text:p text:style-name="P1"/>
      <text:p text:style-name="P4"><text:span text:style-name="T2">Before takeoff (</text:span><text:span text:style-name="T4">auto-started from cold; if </text:span><text:span text:style-name="T2">hot start, </text:span><text:span text:style-name="T4">some of these will already be set</text:span><text:span text:style-name="T2">)</text:span></text:p>
      <text:list xml:id="list2707990873" text:style-name="L1">
        <text:list-item>
          <text:p text:style-name="P5"><text:span text:style-name="T3">C</text:span><text:span text:style-name="T1">heck switches:</text:span></text:p>
          <text:list>
            <text:list-item>
              <text:p text:style-name="P6"><text:span text:style-name="T3">R</text:span><text:span text:style-name="T19">ight side switches:</text:span></text:p>
              <text:list>
                <text:list-item>
                  <text:p text:style-name="P12">Right wall rear<text:span text:style-name="T53">:</text:span> All on (should only need to turn on 3 on bottom row next to the red knobs)</text:p>
                </text:list-item>
                <text:list-item>
                  <text:p text:style-name="P12">Right wall middle<text:span text:style-name="T53">:</text:span> All on except FLIGHT REC (middle row), and CAM (bottom row)</text:p>
                </text:list-item>
                <text:list-item>
                  <text:p text:style-name="P12">Right wall forward top<text:span text:style-name="T53">:</text:span> All on except WAVES</text:p>
                </text:list-item>
                <text:list-item>
                  <text:p text:style-name="P12">Right console forward<text:span text:style-name="T53">:</text:span> All on except AUX INVERTER</text:p>
                </text:list-item>
              </text:list>
            </text:list-item>
            <text:list-item>
              <text:p text:style-name="P23">Left side switches:</text:p>
              <text:list>
                <text:list-item>
                  <text:p text:style-name="P26"><text:span text:style-name="T39">Left wall forward</text:span><text:span text:style-name="T41">:</text:span><text:span text:style-name="T39"> </text:span><text:span text:style-name="T20">ENG APU</text:span><text:span text:style-name="T39">, </text:span><text:span text:style-name="T20">FIRE EXT, AUTO GEAR BRAKE ... O</text:span><text:span text:style-name="T40">N</text:span></text:p>
                </text:list-item>
              </text:list>
            </text:list-item>
            <text:list-item>
              <text:p text:style-name="P24">Center console switches:</text:p>
              <text:list>
                <text:list-item>
                  <text:p text:style-name="P13"><text:span text:style-name="T53">Top right corner: </text:span>PITOT CLK. MIRROR HEAT ... ON</text:p>
                </text:list-item>
              </text:list>
            </text:list-item>
          </text:list>
        </text:list-item>
        <text:list-item>
          <text:p text:style-name="P13"><text:span text:style-name="T47">PITOT</text:span><text:span text:style-name="T42"> lever ... </text:span><text:span text:style-name="T47">MAIN</text:span><text:span text:style-name="T42"> (</text:span><text:span text:style-name="T52">white lever on </text:span><text:span text:style-name="T42">instrument panel top right)</text:span></text:p>
        </text:list-item>
        <text:list-item>
          <text:p text:style-name="P7"><text:span text:style-name="T3">Landing gear </text:span><text:span text:style-name="T13">lever safety lock</text:span><text:span text:style-name="T21"> ... </text:span><text:span text:style-name="T13">Up</text:span><text:span text:style-name="T30"> (above gear handle on left wall forward)</text:span></text:p>
        </text:list-item>
        <text:list-item>
          <text:p text:style-name="P7"><text:span text:style-name="T3">Flaps</text:span><text:span text:style-name="T21"> ... </text:span><text:span text:style-name="T15">Takeoff position</text:span><text:span text:style-name="T22"> </text:span><text:span text:style-name="T30">(T6 switch)</text:span><text:span text:style-name="T31"> (middle button on flaps control panel behind throttle)</text:span></text:p>
        </text:list-item>
        <text:list-item>
          <text:p text:style-name="P7"><text:span text:style-name="T3">Nose gear brake lever</text:span><text:span text:style-name="T21"> ... </text:span><text:span text:style-name="T12">OFF</text:span><text:span text:style-name="T29"> (vertical)</text:span><text:span text:style-name="T21"> for taxi</text:span><text:span text:style-name="T29"> (left upper instrument panel)</text:span></text:p>
        </text:list-item>
        <text:list-item>
          <text:p text:style-name="P15"><text:span text:style-name="T43">SPRD/Countermeasures system</text:span> <text:span text:style-name="T50">(needed for both JATO boosters and chaff/flare launchers)</text:span>:</text:p>
          <text:list>
            <text:list-item>
              <text:p text:style-name="P8"><text:span text:style-name="T5">SPRD </text:span><text:span text:style-name="T6">System</text:span><text:span text:style-name="T5"> </text:span><text:span text:style-name="T6">switch</text:span><text:span text:style-name="T27"> ... ON </text:span><text:span text:style-name="T23">(right console </text:span><text:span text:style-name="T28">middle</text:span><text:span text:style-name="T23">)</text:span></text:p>
            </text:list-item>
            <text:list-item>
              <text:p text:style-name="P8"><text:span text:style-name="T6">SPRD Drop System </text:span><text:span text:style-name="T5">switch</text:span><text:span text:style-name="T26"> ... ON </text:span><text:span text:style-name="T23">(right console </text:span><text:span text:style-name="T28">middle</text:span><text:span text:style-name="T23">)</text:span></text:p>
            </text:list-item>
            <text:list-item>
              <text:p text:style-name="P16"><text:span text:style-name="T43">SPRD </text:span><text:span text:style-name="T44">D</text:span><text:span text:style-name="T43">rop </text:span><text:span text:style-name="T44">C</text:span><text:span text:style-name="T43">over</text:span> ... <text:span text:style-name="T43">Open</text:span> (<text:span text:style-name="T49">red guard cover </text:span>under throttle grip)</text:p>
            </text:list-item>
          </text:list>
        </text:list-item>
        <text:list-item>
          <text:p text:style-name="P17"><text:span text:style-name="T43">Radar </text:span><text:span text:style-name="T46">power switch</text:span><text:span text:style-name="T50"> </text:span>... <text:span text:style-name="T44">Standby/</text:span><text:span text:style-name="T46">PREP</text:span><text:span text:style-name="T49"> (</text:span><text:span text:style-name="T50">middle position</text:span><text:span text:style-name="T49">) </text:span><text:span text:style-name="T50">(right wall forward) </text:span><text:span text:style-name="T51">requires 5 minutes to warm up</text:span></text:p>
        </text:list-item>
        <text:list-item>
          <text:p text:style-name="P14"><text:span text:style-name="T43">FDS</text:span> button ("<text:span text:style-name="T43">NPP adjust</text:span>") ... <text:span text:style-name="T43">Press and hold</text:span> for <text:span text:style-name="T43">5 seconds</text:span> until <text:span text:style-name="T43">HSI</text:span> is fully aligned (instrument panel top, just left of center, next to yellow guarded DROP WING TANKS button)</text:p>
        </text:list-item>
        <text:list-item>
          <text:p text:style-name="P18"><text:span text:style-name="T44">Armament</text:span><text:span text:style-name="T49">:</text:span></text:p>
          <text:list>
            <text:list-item>
              <text:p text:style-name="P15"><text:span text:style-name="T43">Gun RELOADING button 1</text:span> ... <text:span text:style-name="T43">Press</text:span> to arm gun</text:p>
            </text:list-item>
            <text:list-item>
              <text:p text:style-name="P25"><text:span text:style-name="T43">Gunsight pipper </text:span><text:span text:style-name="T46">switch</text:span><text:span text:style-name="T50"> ... </text:span><text:span text:style-name="T46">ON</text:span><text:span text:style-name="T50"> (right side of gunsight base) and </text:span><text:span text:style-name="T46">adjust brightness</text:span><text:span text:style-name="T50"> (knob on right side of gunsight base just above the switch)</text:span></text:p>
            </text:list-item>
            <text:list-item>
              <text:p text:style-name="P25"><text:span text:style-name="T50">(optional) </text:span><text:span text:style-name="T46">Gunsight </text:span><text:span text:style-name="T43">fixed net</text:span> ... <text:span text:style-name="T43">ON</text:span> <text:span text:style-name="T50">(bottom of gunsight base) and </text:span><text:span text:style-name="T46">adjust brightness</text:span><text:span text:style-name="T50"> (knob on lower left corner of gunsight base)</text:span></text:p>
            </text:list-item>
          </text:list>
        </text:list-item>
        <text:list-item>
          <text:p text:style-name="P19"><text:span text:style-name="T43">Radio / </text:span><text:span text:style-name="T45">Compass switch</text:span><text:span text:style-name="T48"> ... </text:span><text:span text:style-name="T45">RADIO</text:span><text:span text:style-name="T48"> (right wall forward, </text:span><text:span text:style-name="T49">above red "+" radio channel selector</text:span><text:span text:style-name="T48">)</text:span></text:p>
        </text:list-item>
        <text:list-item>
          <text:p text:style-name="P20"><text:span text:style-name="T43">Radio channel</text:span> ... <text:span text:style-name="T43">As needed</text:span> (red cross dial on right wall)</text:p>
        </text:list-item>
        <text:list-item>
          <text:p text:style-name="P9"><text:span text:style-name="T36">Begin taxi, </text:span><text:span text:style-name="T34">Rooskie brakes</text:span><text:span text:style-name="T37">.</text:span></text:p>
        </text:list-item>
      </text:list>
      <text:list xml:id="list2853032461" text:style-name="L2">
        <text:list-item>
          <text:list>
            <text:list-item>
              <text:p text:style-name="P10"><text:span text:style-name="T37">T</text:span><text:span text:style-name="T38">here is also a small amount of nosewheel steering with rudder pedals only, although the real plane does not have nosewheel steering.</text:span></text:p>
            </text:list-item>
          </text:list>
        </text:list-item>
      </text:list>
      <text:p text:style-name="P3"/>
      <text:p text:style-name="P2">Performance limits</text:p>
      <text:list xml:id="list64895591" text:style-name="L3">
        <text:list-item>
          <text:p text:style-name="P11"><text:span text:style-name="T33">Full internal fuel</text:span><text:span text:style-name="T34">:</text:span><text:span text:style-name="T33"> </text:span><text:span text:style-name="T17">2</text:span><text:span text:style-name="T18">750</text:span><text:span text:style-name="T17"> L</text:span><text:span text:style-name="T35"> (see Fuel Management kneeboard page for details)</text:span></text:p>
        </text:list-item>
        <text:list-item>
          <text:p text:style-name="P21">Emergency afterburner ... 3 minutes, then 30 sec cooldown.</text:p>
        </text:list-item>
        <text:list-item>
          <text:p text:style-name="P22">Landing gear max: 600 kph</text:p>
        </text:list-item>
        <text:list-item>
          <text:p text:style-name="P22">Touchdown max: 330 kph</text:p>
        </text:list-item>
        <text:list-item>
          <text:p text:style-name="P22">Drag chute max: 320 kph</text:p>
        </text:list-item>
        <text:list-item>
          <text:p text:style-name="P22">Speeds:</text:p>
          <text:list>
            <text:list-item>
              <text:p text:style-name="P22">A/A missiles only (no drop tanks): Mach 2.05</text:p>
            </text:list-item>
            <text:list-item>
              <text:p text:style-name="P22">Drop tanks (no A/G ordinance): Mach 1.6</text:p>
            </text:list-item>
            <text:list-item>
              <text:p text:style-name="P22">A/G ordinance: Mach 1.0</text:p>
            </text:list-item>
            <text:list-item>
              <text:p text:style-name="P22">Max range: 650 kph</text:p>
            </text:list-item>
            <text:list-item>
              <text:p text:style-name="P22">Max endurance: 480 kph</text:p>
            </text:list-item>
          </text:list>
        </text:list-item>
        <text:list-item>
          <text:p text:style-name="P22">Gs:</text:p>
          <text:list>
            <text:list-item>
              <text:p text:style-name="P28">Negative Gs: 5 seconds or less</text:p>
              <text:list>
                <text:list-item>
                  <text:p text:style-name="P29">If longer than 5 seconds, engine will flameout and need to be restarted. <text:s/>See other page.</text:p>
                </text:list-item>
              </text:list>
            </text:list-item>
            <text:list-item>
              <text:p text:style-name="P22">A/A missiles only (no drop tanks): 7.0 G</text:p>
            </text:list-item>
            <text:list-item>
              <text:p text:style-name="P22">A/G ordinance: 5.0 G</text:p>
            </text:list-item>
            <text:list-item>
              <text:p text:style-name="P22">Small drop tank (450 L): 5.0 G</text:p>
            </text:list-item>
            <text:list-item>
              <text:p text:style-name="P22">Large drop tank (800 L): 4.0 G</text:p>
            </text:list-item>
          </text:list>
        </text:list-item>
        <text:list-item>
          <text:p text:style-name="P22">Relative fuel consumption at altitudes:</text:p>
          <text:list>
            <text:list-item>
              <text:p text:style-name="P27"><text:span text:style-name="T25">0 m</text:span><text:span text:style-name="T24">: </text:span><text:span text:style-name="T32"><text:tab/><text:tab/></text:span><text:span text:style-name="T24">100%</text:span></text:p>
            </text:list-item>
            <text:list-item>
              <text:p text:style-name="P27"><text:span text:style-name="T24">3000 m: </text:span><text:span text:style-name="T32"><text:tab/></text:span><text:span text:style-name="T24">80%</text:span></text:p>
            </text:list-item>
            <text:list-item>
              <text:p text:style-name="P27"><text:span text:style-name="T24">6000 m: </text:span><text:span text:style-name="T32"><text:tab/></text:span><text:span text:style-name="T24">65%</text:span></text:p>
            </text:list-item>
            <text:list-item>
              <text:p text:style-name="P27"><text:span text:style-name="T24">9000 m</text:span><text:span text:style-name="T32">:<text:tab/></text:span><text:span text:style-name="T24">60%</text:span></text:p>
            </text:list-item>
            <text:list-item>
              <text:p text:style-name="P27"><text:span text:style-name="T24">11000 m:</text:span><text:span text:style-name="T32"><text:tab/></text:span><text:span text:style-name="T24">55%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14T17:01:32.329000000</dc:date>
    <meta:editing-duration>PT16H23M11S</meta:editing-duration>
    <meta:editing-cycles>10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5" meta:word-count="534" meta:character-count="2846" meta:non-whitespace-character-count="2414"/>
  </office:meta>
</office:document-meta>
</file>